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yecto-mcp-verifactu/</text:p>
      <text:p text:style-name="Standard">├── src/</text:p>
      <text:p text:style-name="Standard">│ <text:s text:c="2"/>└── main3.ts</text:p>
      <text:p text:style-name="Standard">├── docs/ <text:s text:c="19"/>← Carpeta para documentación</text:p>
      <text:p text:style-name="Standard">│ <text:s text:c="2"/>├── verifactuCST.md</text:p>
      <text:p text:style-name="Standard">│ <text:s text:c="2"/>├── Verifactu_26_4_CAST.md</text:p>
      <text:p text:style-name="Standard">│ <text:s text:c="2"/>├── Verifactu_26_3_CAST.md</text:p>
      <text:p text:style-name="Standard">│ <text:s text:c="2"/>└── Verifactu_26_5_5_CAST.md</text:p>
      <text:p text:style-name="Standard">├── package.json</text:p>
      <text:p text:style-name="Standard">├── tsconfig.json</text:p>
      <text:p text:style-name="Standard">└── README.m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24T13:08:41.603000000</meta:creation-date>
    <dc:date>2025-08-24T13:09:12.069000000</dc:date>
    <meta:editing-duration>PT32S</meta:editing-duration>
    <meta:editing-cycles>1</meta:editing-cycles>
    <meta:document-statistic meta:table-count="0" meta:image-count="0" meta:object-count="0" meta:page-count="1" meta:paragraph-count="11" meta:word-count="30" meta:character-count="265" meta:non-whitespace-character-count="217"/>
    <meta:generator>LibreOffice/7.3.4.2$Windows_X86_64 LibreOffice_project/728fec16bd5f605073805c3c9e7c4212a0120dc5</meta:generator>
  </office:meta>
</office:document-meta>
</file>